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f01d"/>
    </style:style>
    <style:style style:name="P2" style:family="paragraph" style:parent-style-name="Table_20_Contents">
      <style:text-properties fo:font-size="2pt" officeooo:paragraph-rsid="000af01d" style:font-size-asian="2pt" style:font-size-complex="2pt"/>
    </style:style>
    <style:style style:name="P3" style:family="paragraph" style:parent-style-name="Table_20_Contents">
      <style:paragraph-properties style:line-height-at-least="0.529cm"/>
      <style:text-properties style:font-name="ui-monospace" fo:font-size="9pt" officeooo:paragraph-rsid="000af0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-1:</text:p>
      <text:p text:style-name="P1"/>
      <text:p text:style-name="P1">Student- </text:p>
      <text:p text:style-name="P1"><text:tab/>Table Name - Student</text:p>
      <text:p text:style-name="P1"><text:tab/>Primary key - StdNo</text:p>
      <text:p text:style-name="P1"><text:tab/>Columns - StdNo,StdName,StdAddress,StdCity,StdAddress,StdZip,StdEmail</text:p>
      <text:p text:style-name="P1"><text:tab/></text:p>
      <text:p text:style-name="P1">Loan-</text:p>
      <text:p text:style-name="P1"><text:tab/>Table Name - Loan</text:p>
      <text:p text:style-name="P1"><text:tab/>Primary key - LoanNo</text:p>
      <text:p text:style-name="P1"><text:tab/>Columns - LoanNo,ProcDate, DisbMethod, DisbBank, DateAuth, NoteValue, Subsidized, Rate</text:p>
      <text:p text:style-name="P1"><text:tab/></text:p>
      <text:p text:style-name="P1">Instituion-</text:p>
      <text:p text:style-name="P1"><text:tab/>Table Name - Institution</text:p>
      <text:p text:style-name="P1"><text:tab/>Primary key - InstId</text:p>
      <text:p text:style-name="P1"><text:tab/>Columns - InstID, InstName, InstMascot</text:p>
      <text:p text:style-name="P1"><text:tab/></text:p>
      <text:p text:style-name="P1">Lender-</text:p>
      <text:p text:style-name="P1"><text:tab/>Table Name - Lender</text:p>
      <text:p text:style-name="P1"><text:tab/>Primary key - LenderNo</text:p>
      <text:p text:style-name="P1"><text:tab/>Columns - LenderNo, LendName</text:p>
      <text:p text:style-name="P1"><text:tab/></text:p>
      <text:p text:style-name="P1"/>
      <text:p text:style-name="P1">PROBLEM-2:</text:p>
      <text:p text:style-name="P1"/>
      <text:p text:style-name="P1">StdNo NOT NULL</text:p>
      <text:p text:style-name="P1">InstID NOT NULL</text:p>
      <text:p text:style-name="P1">LenderNo NOT NULL</text:p>
      <text:p text:style-name="P1">FOREIGN KEY(StdNo) REFERENCES Student(StdNo)</text:p>
      <text:p text:style-name="P1">FOREIGN KEY(InstID) REFERENCES Institution(InstID)</text:p>
      <text:p text:style-name="P1">FOREIGN KEY(LenderNo) REFERENCES Lender(LenderNo)</text:p>
      <text:p text:style-name="P1"/>
      <text:p text:style-name="P1"/>
      <text:p text:style-name="P1">PROBLEM-3:</text:p>
      <text:p text:style-name="P1"/>
      <text:p text:style-name="P1">M-N relationship doesn't exist in given ERD</text:p>
      <text:p text:style-name="P1"/>
      <text:p text:style-name="P1"/>
      <text:p text:style-name="P1">PROBLEM-4:</text:p>
      <text:p text:style-name="P1"/>
      <text:p text:style-name="P1">DisburseLine</text:p>
      <text:p text:style-name="P1"/>
      <text:p text:style-name="P1">LOanNO NOT NULL</text:p>
      <text:p text:style-name="P1">FOREIGN KEY(LoanNo) REFERENCES Loan(LoanNo)</text:p>
      <text:p text:style-name="P1"/>
      <text:p text:style-name="P1">PrimaryKey of DisburseLine is combination of LoanNo and DateSent</text:p>
      <text:p text:style-name="P1"/>
      <text:p text:style-name="P1"/>
      <text:p text:style-name="P1">PROBLEM-5:</text:p>
      <text:p text:style-name="P1"/>
      <text:p text:style-name="P1">Account-</text:p>
      <text:p text:style-name="P1"><text:soft-page-break/>Primary key - Acctid</text:p>
      <text:p text:style-name="P1">Foreign key- </text:p>
      <text:p text:style-name="P1">Columns - Acctid,AcctName,Balance</text:p>
      <text:p text:style-name="P1"/>
      <text:p text:style-name="P1"/>
      <text:p text:style-name="P1">PROBLEM-6:</text:p>
      <text:p text:style-name="P1"/>
      <text:p text:style-name="P1">Owner- </text:p>
      <text:p text:style-name="P1"><text:tab/>Primary key - OwnId</text:p>
      <text:p text:style-name="P1"><text:tab/>Columns - OwnId, OwnName, OwnPhone</text:p>
      <text:p text:style-name="P1"><text:tab/></text:p>
      <text:p text:style-name="P1">Property- </text:p>
      <text:p text:style-name="P1"><text:tab/>Primary key - PropId</text:p>
      <text:p text:style-name="P1"><text:tab/>Columns - PropId, BldgName, UnitNo, Bdrms</text:p>
      <text:p text:style-name="P1"><text:tab/></text:p>
      <text:p text:style-name="P1">Shares-</text:p>
      <text:p text:style-name="P1"><text:tab/>Primary key - OwnId,PropId</text:p>
      <text:p text:style-name="P1"><text:tab/>Foreign keys - OwnId,PropId</text:p>
      <text:p text:style-name="P1"><text:tab/>FOREIGN KEY(OwnId) REFERENCES Owner(OwnId)</text:p>
      <text:p text:style-name="P1"><text:tab/>FOREIGN KEY(PropId) REFERENCES Property(PropId)</text:p>
      <text:p text:style-name="P1"><text:tab/>Columns - PropId, Own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0:52:00.503051226</meta:creation-date>
    <dc:date>2022-03-11T10:53:15.344473670</dc:date>
    <meta:editing-duration>PT1M15S</meta:editing-duration>
    <meta:editing-cycles>1</meta:editing-cycles>
    <meta:document-statistic meta:table-count="0" meta:image-count="0" meta:object-count="0" meta:page-count="2" meta:paragraph-count="55" meta:word-count="160" meta:character-count="1244" meta:non-whitespace-character-count="1102"/>
    <meta:generator>LibreOffice/6.4.7.2$Linux_X86_64 LibreOffice_project/40$Build-2</meta:generator>
  </office:meta>
</office:document-meta>
</file>